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" svg:font-family="Console"/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Console1" svg:font-family="Consol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nsole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Console" fo:font-size="13pt" fo:font-weight="bold" officeooo:rsid="0012337c" officeooo:paragraph-rsid="0012337c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onsole" fo:font-size="13pt" fo:font-weight="bold" officeooo:rsid="0012337c" officeooo:paragraph-rsid="00232979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Console" fo:font-size="13pt" fo:font-weight="bold" officeooo:rsid="0015893a" officeooo:paragraph-rsid="0015893a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Console" fo:font-size="13pt" fo:font-weight="bold" officeooo:rsid="0015893a" officeooo:paragraph-rsid="00232979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Console" fo:font-size="13pt" fo:font-weight="bold" officeooo:rsid="0015893a" officeooo:paragraph-rsid="00394180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onsole" fo:font-size="13pt" fo:font-weight="bold" officeooo:rsid="0015893a" officeooo:paragraph-rsid="0039ef9e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onsole" fo:font-size="13pt" fo:font-weight="bold" officeooo:rsid="0015893a" officeooo:paragraph-rsid="0044f2a5" style:font-size-asian="13pt" style:font-weight-asian="bold" style:font-size-complex="13pt" style:font-weight-complex="bold"/>
    </style:style>
    <style:style style:name="P9" style:family="paragraph" style:parent-style-name="Standard">
      <style:paragraph-properties>
        <style:tab-stops>
          <style:tab-stop style:position="0.988cm"/>
        </style:tab-stops>
      </style:paragraph-properties>
      <style:text-properties style:font-name="Console" fo:font-size="13pt" fo:font-weight="bold" officeooo:rsid="0015893a" officeooo:paragraph-rsid="00232979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Console" fo:font-size="13pt" fo:font-weight="bold" officeooo:paragraph-rsid="00232979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Console" fo:font-size="13pt" fo:font-weight="bold" officeooo:rsid="00345b47" officeooo:paragraph-rsid="00394180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Console" fo:font-size="13pt" fo:font-weight="bold" officeooo:rsid="0037bb63" officeooo:paragraph-rsid="00394180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Console" fo:font-size="13pt" fo:font-weight="bold" officeooo:rsid="003907b9" officeooo:paragraph-rsid="00394180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Console" fo:font-size="13pt" fo:font-weight="normal" officeooo:rsid="0013e088" officeooo:paragraph-rsid="0013e088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onsole" fo:font-size="13pt" fo:font-weight="normal" officeooo:rsid="0013e088" officeooo:paragraph-rsid="0015893a" style:font-size-asian="13pt" style:font-weight-asian="normal" style:font-size-complex="13pt" style:font-weight-complex="normal"/>
    </style:style>
    <style:style style:name="P16" style:family="paragraph" style:parent-style-name="Standard">
      <style:text-properties style:font-name="Console" fo:font-size="13pt" fo:font-weight="normal" officeooo:rsid="0013e088" officeooo:paragraph-rsid="00232979" style:font-size-asian="13pt" style:font-weight-asian="normal" style:font-size-complex="13pt" style:font-weight-complex="normal"/>
    </style:style>
    <style:style style:name="P17" style:family="paragraph" style:parent-style-name="Standard">
      <style:text-properties style:font-name="Console" fo:font-size="13pt" fo:font-weight="normal" officeooo:rsid="0015893a" officeooo:paragraph-rsid="0015893a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e" fo:font-size="13pt" fo:font-weight="normal" officeooo:rsid="00167167" officeooo:paragraph-rsid="00167167" style:font-size-asian="13pt" style:font-weight-asian="normal" style:font-size-complex="13pt" style:font-weight-complex="normal"/>
    </style:style>
    <style:style style:name="P19" style:family="paragraph" style:parent-style-name="Standard">
      <style:text-properties style:font-name="Console" fo:font-size="13pt" fo:font-weight="normal" officeooo:rsid="003d69c3" officeooo:paragraph-rsid="003d69c3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font-name="Console" fo:font-size="13pt" fo:language="pt" fo:country="PT" fo:font-weight="normal" officeooo:rsid="0013e088" officeooo:paragraph-rsid="003105e6" style:font-size-asian="13pt" style:font-weight-asian="normal" style:font-size-complex="13pt" style:font-weight-complex="normal"/>
    </style:style>
    <style:style style:name="P21" style:family="paragraph" style:parent-style-name="Standard">
      <style:text-properties fo:color="#000000" style:font-name="Console" fo:font-size="13pt" fo:font-weight="bold" officeooo:rsid="0015893a" officeooo:paragraph-rsid="00183359" style:font-size-asian="13pt" style:font-weight-asian="bold" style:font-size-complex="13pt" style:font-weight-complex="bold"/>
    </style:style>
    <style:style style:name="P22" style:family="paragraph" style:parent-style-name="Standard">
      <style:text-properties fo:color="#000000" style:font-name="Console" fo:font-size="13pt" fo:font-weight="normal" officeooo:rsid="00199d3a" officeooo:paragraph-rsid="0021a446" style:font-size-asian="13pt" style:font-weight-asian="normal" style:font-size-complex="13pt" style:font-weight-complex="normal"/>
    </style:style>
    <style:style style:name="P23" style:family="paragraph" style:parent-style-name="Standard">
      <style:text-properties fo:color="#000000" style:font-name="Console" fo:font-size="13pt" fo:font-weight="normal" officeooo:rsid="00199d3a" officeooo:paragraph-rsid="00232979" style:font-size-asian="13pt" style:font-weight-asian="normal" style:font-size-complex="13pt" style:font-weight-complex="normal"/>
    </style:style>
    <style:style style:name="P24" style:family="paragraph" style:parent-style-name="Standard">
      <style:text-properties fo:color="#000000" style:font-name="Console" fo:font-size="13pt" fo:font-weight="normal" officeooo:rsid="0021a446" officeooo:paragraph-rsid="0021a446" style:font-size-asian="13pt" style:font-weight-asian="normal" style:font-size-complex="13pt" style:font-weight-complex="normal"/>
    </style:style>
    <style:style style:name="P25" style:family="paragraph" style:parent-style-name="Standard">
      <style:text-properties fo:color="#000000" style:font-name="Console" fo:font-size="13pt" fo:font-weight="normal" officeooo:rsid="0021a446" officeooo:paragraph-rsid="00232979" style:font-size-asian="13pt" style:font-weight-asian="normal" style:font-size-complex="13pt" style:font-weight-complex="normal"/>
    </style:style>
    <style:style style:name="P26" style:family="paragraph" style:parent-style-name="Standard">
      <style:text-properties fo:color="#000000" style:font-name="Console" fo:font-size="20pt" fo:font-weight="bold" officeooo:paragraph-rsid="0020316c" style:font-size-asian="20pt" style:font-weight-asian="bold" style:font-size-complex="20pt" style:font-weight-complex="bold"/>
    </style:style>
    <style:style style:name="P27" style:family="paragraph" style:parent-style-name="Standard">
      <style:text-properties fo:color="#000000" style:font-name="Console" fo:font-size="20pt" fo:font-weight="bold" officeooo:paragraph-rsid="00232979" style:font-size-asian="20pt" style:font-weight-asian="bold" style:font-size-complex="20pt" style:font-weight-complex="bold"/>
    </style:style>
    <style:style style:name="P28" style:family="paragraph" style:parent-style-name="Standard">
      <style:text-properties fo:color="#808080" style:font-name="Console" fo:font-size="13pt" fo:font-weight="bold" officeooo:rsid="0015893a" officeooo:paragraph-rsid="00394180" style:font-size-asian="13pt" style:font-weight-asian="bold" style:font-size-complex="13pt" style:font-weight-complex="bold"/>
    </style:style>
    <style:style style:name="P29" style:family="paragraph" style:parent-style-name="Standard">
      <style:text-properties fo:color="#808080" style:font-name="Console" fo:font-size="13pt" fo:font-weight="bold" officeooo:rsid="0015893a" officeooo:paragraph-rsid="0039ef9e" style:font-size-asian="13pt" style:font-weight-asian="bold" style:font-size-complex="13pt" style:font-weight-complex="bold"/>
    </style:style>
    <style:style style:name="P30" style:family="paragraph" style:parent-style-name="Standard">
      <style:text-properties fo:color="#808080" style:font-name="Console" fo:font-size="13pt" fo:font-weight="bold" officeooo:rsid="0015893a" officeooo:paragraph-rsid="003c3e4a" style:font-size-asian="13pt" style:font-weight-asian="bold" style:font-size-complex="13pt" style:font-weight-complex="bold"/>
    </style:style>
    <style:style style:name="P31" style:family="paragraph" style:parent-style-name="Standard">
      <style:text-properties fo:color="#808080" style:font-name="Console" fo:font-size="13pt" fo:font-weight="bold" officeooo:rsid="0015893a" officeooo:paragraph-rsid="0044f2a5" style:font-size-asian="13pt" style:font-weight-asian="bold" style:font-size-complex="13pt" style:font-weight-complex="bold"/>
    </style:style>
    <style:style style:name="P32" style:family="paragraph" style:parent-style-name="Standard">
      <style:paragraph-properties fo:break-before="page"/>
      <style:text-properties fo:color="#000000" style:font-name="Console" fo:font-size="13pt" fo:font-weight="normal" officeooo:rsid="00199d3a" officeooo:paragraph-rsid="00232979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break-before="page"/>
      <style:text-properties fo:color="#000000" style:font-name="Console" fo:font-size="20pt" fo:font-weight="bold" officeooo:paragraph-rsid="00232979" style:font-size-asian="20pt" style:font-weight-asian="bold" style:font-size-complex="20pt" style:font-weight-complex="bold"/>
    </style:style>
    <style:style style:name="P34" style:family="paragraph">
      <style:paragraph-properties fo:margin-left="0.499cm" fo:margin-right="0cm" fo:text-align="start" fo:text-indent="0cm"/>
      <style:text-properties fo:color="#ffffff" style:font-name="Console" fo:font-size="13pt" fo:font-style="normal" style:font-size-asian="13pt" style:font-style-asian="normal" style:font-name-complex="Console" style:font-size-complex="13pt" style:font-style-complex="normal"/>
    </style:style>
    <style:style style:name="P35" style:family="paragraph">
      <style:paragraph-properties fo:text-align="start"/>
      <style:text-properties fo:color="#ffffff" style:font-name="Console" fo:font-size="13pt" fo:font-style="normal" style:font-size-asian="13pt" style:font-style-asian="normal" style:font-name-complex="Console" style:font-size-complex="13pt" style:font-style-complex="normal"/>
    </style:style>
    <style:style style:name="P36" style:family="paragraph">
      <style:paragraph-properties fo:margin-left="0.499cm" fo:margin-right="0cm" fo:text-align="start" fo:text-indent="0cm"/>
      <style:text-properties style:font-name="Console1" fo:font-size="13pt" style:font-size-asian="13pt" style:font-name-complex="Console1" style:font-size-complex="13pt"/>
    </style:style>
    <style:style style:name="P37" style:family="paragraph">
      <style:paragraph-properties fo:text-align="start"/>
      <style:text-properties style:font-name="Console1" fo:font-size="13pt" style:font-size-asian="13pt" style:font-name-complex="Console1" style:font-size-complex="13pt"/>
    </style:style>
    <style:style style:name="P38" style:family="paragraph">
      <style:paragraph-properties fo:margin-left="0.4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ffffff" style:font-name="Console" fo:font-size="13pt" fo:font-style="normal" style:font-size-asian="13pt" style:font-style-asian="normal" style:font-name-complex="Console" style:font-size-complex="13pt" style:font-style-complex="normal" fo:hyphenate="false"/>
    </style:style>
    <style:style style:name="P39" style:family="paragraph">
      <loext:graphic-properties draw:fill="solid" draw:fill-color="#e1e1e1"/>
      <style:paragraph-properties fo:margin-left="0.499cm" fo:margin-right="0cm" fo:text-align="start" fo:text-indent="0cm"/>
      <style:text-properties fo:color="#ffffff" style:font-name="Console" fo:font-size="13pt" fo:font-style="normal" style:font-size-asian="13pt" style:font-style-asian="normal" style:font-name-complex="Console" style:font-size-complex="13pt" style:font-style-complex="normal"/>
    </style:style>
    <style:style style:name="P4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e" fo:font-size="13pt" fo:font-weight="bold" style:font-size-asian="13pt" style:font-weight-asian="bold" style:font-name-complex="Console" style:font-size-complex="13pt" style:font-weight-complex="bold" fo:hyphenate="false"/>
    </style:style>
    <style:style style:name="P41" style:family="paragraph">
      <loext:graphic-properties draw:fill="solid" draw:fill-color="#e1e1e1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e" fo:font-size="13pt" fo:font-style="normal" fo:font-weight="bold" style:font-size-asian="13pt" style:font-style-asian="normal" style:font-weight-asian="bold" style:font-name-complex="Console" style:font-size-complex="13pt" style:font-style-complex="normal" style:font-weight-complex="bold" fo:hyphenate="false"/>
    </style:style>
    <style:style style:name="P42" style:family="paragraph">
      <style:paragraph-properties fo:margin-left="0.6cm" fo:margin-right="0cm" fo:text-align="start" fo:text-indent="0cm"/>
      <style:text-properties style:font-name="Console1" fo:font-size="13pt" style:font-size-asian="13pt" style:font-name-complex="Console1" style:font-size-complex="13pt"/>
    </style:style>
    <style:style style:name="P43" style:family="paragraph">
      <loext:graphic-properties draw:fill="solid" draw:fill-color="#e1e1e1"/>
      <style:paragraph-properties fo:text-align="start"/>
      <style:text-properties fo:color="#ffffff" style:font-name="Console" fo:font-size="13pt" fo:font-style="normal" style:font-size-asian="13pt" style:font-style-asian="normal" style:font-name-complex="Console" style:font-size-complex="13pt" style:font-style-complex="normal"/>
    </style:style>
    <style:style style:name="T1" style:family="text">
      <style:text-properties fo:color="#3552ff" officeooo:rsid="000eea0f"/>
    </style:style>
    <style:style style:name="T2" style:family="text">
      <style:text-properties fo:color="#3552ff" officeooo:rsid="00116022"/>
    </style:style>
    <style:style style:name="T3" style:family="text">
      <style:text-properties fo:color="#3552ff" fo:font-weight="bold" officeooo:rsid="00116022" style:font-weight-asian="bold" style:font-weight-complex="bold"/>
    </style:style>
    <style:style style:name="T4" style:family="text">
      <style:text-properties fo:color="#3552ff" fo:font-weight="bold" officeooo:rsid="0026bfbf" style:font-weight-asian="bold" style:font-weight-complex="bold"/>
    </style:style>
    <style:style style:name="T5" style:family="text">
      <style:text-properties fo:color="#3552ff" fo:font-weight="normal" officeooo:rsid="000eea0f" style:font-weight-asian="normal" style:font-weight-complex="normal"/>
    </style:style>
    <style:style style:name="T6" style:family="text">
      <style:text-properties fo:color="#3552ff" officeooo:rsid="0026bfbf"/>
    </style:style>
    <style:style style:name="T7" style:family="text">
      <style:text-properties fo:color="#3552ff" officeooo:rsid="00296436"/>
    </style:style>
    <style:style style:name="T8" style:family="text">
      <style:text-properties fo:color="#3552ff" officeooo:rsid="002aa735"/>
    </style:style>
    <style:style style:name="T9" style:family="text">
      <style:text-properties fo:color="#3552ff" officeooo:rsid="002af530"/>
    </style:style>
    <style:style style:name="T10" style:family="text">
      <style:text-properties fo:color="#00963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e8a202"/>
    </style:style>
    <style:style style:name="T13" style:family="text">
      <style:text-properties fo:color="#e8a202" fo:font-weight="bold" style:font-weight-asian="bold" style:font-weight-complex="bold"/>
    </style:style>
    <style:style style:name="T14" style:family="text">
      <style:text-properties fo:color="#e8a202" fo:font-weight="bold" officeooo:rsid="0013e088" style:font-weight-asian="bold" style:font-weight-complex="bold"/>
    </style:style>
    <style:style style:name="T15" style:family="text">
      <style:text-properties officeooo:rsid="00183359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officeooo:rsid="00183359" style:font-weight-asian="normal" style:font-weight-complex="normal"/>
    </style:style>
    <style:style style:name="T18" style:family="text">
      <style:text-properties fo:color="#000000" fo:font-weight="normal" officeooo:rsid="00345b47" style:font-weight-asian="normal" style:font-weight-complex="normal"/>
    </style:style>
    <style:style style:name="T19" style:family="text">
      <style:text-properties fo:color="#000000" fo:font-weight="normal" officeooo:rsid="0035e88f" style:font-weight-asian="normal" style:font-weight-complex="normal"/>
    </style:style>
    <style:style style:name="T20" style:family="text">
      <style:text-properties fo:color="#000000" fo:font-weight="normal" officeooo:rsid="00394180" style:font-weight-asian="normal" style:font-weight-complex="normal"/>
    </style:style>
    <style:style style:name="T21" style:family="text">
      <style:text-properties fo:color="#000000" fo:font-weight="normal" officeooo:rsid="0039ef9e" style:font-weight-asian="normal" style:font-weight-complex="normal"/>
    </style:style>
    <style:style style:name="T22" style:family="text">
      <style:text-properties fo:color="#000000" officeooo:rsid="00296436"/>
    </style:style>
    <style:style style:name="T23" style:family="text">
      <style:text-properties fo:color="#000000" officeooo:rsid="0026bfbf"/>
    </style:style>
    <style:style style:name="T24" style:family="text">
      <style:text-properties fo:color="#000000" officeooo:rsid="00183359"/>
    </style:style>
    <style:style style:name="T25" style:family="text">
      <style:text-properties fo:color="#fa1e1e" fo:font-weight="bold" style:font-weight-asian="bold" style:font-weight-complex="bold"/>
    </style:style>
    <style:style style:name="T26" style:family="text">
      <style:text-properties fo:color="#ec7302"/>
    </style:style>
    <style:style style:name="T27" style:family="text">
      <style:text-properties fo:color="#ec7302" fo:font-weight="bold" style:font-weight-asian="bold" style:font-weight-complex="bold"/>
    </style:style>
    <style:style style:name="T28" style:family="text">
      <style:text-properties fo:color="#ec7302" officeooo:rsid="0026bfbf"/>
    </style:style>
    <style:style style:name="T29" style:family="text">
      <style:text-properties fo:color="#ec7302" fo:font-weight="normal" officeooo:rsid="0026bfbf" style:font-weight-asian="normal" style:font-weight-complex="normal"/>
    </style:style>
    <style:style style:name="T30" style:family="text">
      <style:text-properties officeooo:rsid="0020316c"/>
    </style:style>
    <style:style style:name="T31" style:family="text">
      <style:text-properties style:font-name="Console1" fo:font-style="normal" fo:font-weight="normal" officeooo:rsid="0020316c" style:font-style-asian="normal" style:font-weight-asian="normal" style:font-weight-complex="normal"/>
    </style:style>
    <style:style style:name="T32" style:family="text">
      <style:text-properties style:font-name="Console1" fo:font-style="normal" officeooo:rsid="0020316c" style:font-style-asian="normal"/>
    </style:style>
    <style:style style:name="T33" style:family="text">
      <style:text-properties officeooo:rsid="0032f394"/>
    </style:style>
    <style:style style:name="T34" style:family="text">
      <style:text-properties officeooo:rsid="0039ef9e"/>
    </style:style>
    <style:style style:name="T35" style:family="text">
      <style:text-properties fo:color="#362413"/>
    </style:style>
    <style:style style:name="T36" style:family="text">
      <style:text-properties fo:color="#666666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color="#666666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3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color="#fa1e1e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0" style:family="text">
      <style:text-properties fo:color="#009632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1" style:family="text">
      <style:text-properties fo:color="#3552ff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2" style:family="text">
      <style:text-properties fo:color="#000000" style:font-name="Console1" fo:font-size="13pt" fo:font-style="normal" fo:font-weight="normal" style:font-size-asian="13pt" style:font-style-asian="normal" style:font-weight-asian="normal" style:font-name-complex="Console1" style:font-size-complex="13pt" style:font-style-complex="normal" style:font-weight-complex="normal"/>
    </style:style>
    <style:style style:name="T43" style:family="text">
      <style:text-properties fo:color="#e8a202" style:font-name="Console" fo:font-size="13pt" fo:font-style="normal" fo:font-weight="bold" style:font-size-asian="13pt" style:font-style-asian="normal" style:font-weight-asian="bold" style:font-name-complex="Console" style:font-size-complex="13pt" style:font-style-complex="normal" style:font-weight-complex="bold"/>
    </style:style>
    <style:style style:name="T44" style:family="text">
      <style:text-properties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5" style:family="text">
      <style:text-properties style:font-name="Console1" fo:font-size="13pt" fo:font-style="normal" style:font-size-asian="13pt" style:font-style-asian="normal" style:font-name-complex="Console1" style:font-size-complex="13pt" style:font-style-complex="normal"/>
    </style:style>
    <style:style style:name="T46" style:family="text">
      <style:text-properties fo:color="#000000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7" style:family="text">
      <style:text-properties fo:color="#000000" style:font-name="Console1" fo:font-size="13pt" fo:font-style="normal" style:font-size-asian="13pt" style:font-style-asian="normal" style:font-name-complex="Console1" style:font-size-complex="13pt" style:font-style-complex="normal"/>
    </style:style>
    <style:style style:name="T48" style:family="text">
      <style:text-properties fo:color="#3552ff" style:font-name="Console1" fo:font-size="13pt" fo:font-style="normal" style:font-size-asian="13pt" style:font-style-asian="normal" style:font-name-complex="Console1" style:font-size-complex="13pt" style:font-style-complex="normal"/>
    </style:style>
    <style:style style:name="T49" style:family="text">
      <style:text-properties fo:color="#e8a202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50" style:family="text">
      <style:text-properties fo:color="#800080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gr1" style:family="graphic">
      <style:graphic-properties draw:stroke="none" svg:stroke-color="#000000" draw:fill="solid" draw:fill-color="#e1e1e1" draw:textarea-vertical-align="middle" fo:min-height="4.143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e1e1e1" draw:textarea-vertical-align="middle" fo:min-height="3.697cm" style:run-through="foreground" style:wrap="none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-start text:name="__DdeLink__97_3878423688"/><text:span text:style-name="T30">areaAtual</text:span></text:p>
      <text:p text:style-name="P26"/>
      <text:p text:style-name="P1"><text:bookmark-start text:name="__DdeLink__7_3878423688"/><text:bookmark-start text:name="__DdeLink__37_3878423688"/><text:bookmark-start text:name="__DdeLink__16_3878423688"/><text:bookmark-start text:name="__DdeLink__10_3878423688"/><text:span text:style-name="T2">string</text:span><text:bookmark-end text:name="__DdeLink__7_3878423688"/><text:bookmark-end text:name="__DdeLink__37_3878423688"/><text:bookmark-end text:name="__DdeLink__16_3878423688"/><text:bookmark-end text:name="__DdeLink__10_3878423688"/> <text:bookmark-start text:name="__DdeLink__56_3878423688"/><text:bookmark-start text:name="__DdeLink__54_3878423688"/><text:bookmark-start text:name="__DdeLink__42_3878423688"/><text:span text:style-name="T10">areaAtual</text:span><text:bookmark-end text:name="__DdeLink__56_3878423688"/><text:bookmark-end text:name="__DdeLink__54_3878423688"/>(<text:bookmark-start text:name="__DdeLink__13_3878423688"/><text:span text:style-name="T1">void</text:span><text:bookmark-end text:name="__DdeLink__13_3878423688"/>)<text:bookmark-end text:name="__DdeLink__42_3878423688"/></text:p>
      <text:p text:style-name="P1"/>
      <text:p text:style-name="P2">Descrição</text:p>
      <text:p text:style-name="P29">…………………………………………………………………………………………………………….…</text:p>
      <text:p text:style-name="P15">Retorna uma <text:span text:style-name="T3">string</text:span> contendo o <text:span text:style-name="T25">nível</text:span> de acesso necessário para permanecer na <text:bookmark-start text:name="__DdeLink__19_3878423688"/><text:bookmark-start text:name="__DdeLink__28_3878423688"/><text:bookmark-start text:name="__DdeLink__25_3878423688"/><text:span text:style-name="T13">página atual</text:span><text:bookmark-end text:name="__DdeLink__19_3878423688"/><text:bookmark-end text:name="__DdeLink__28_3878423688"/><text:bookmark-end text:name="__DdeLink__25_3878423688"/>.</text:p>
      <text:p text:style-name="P14"/>
      <text:p text:style-name="P14"/>
      <text:p text:style-name="P4">Parâmetro<text:span text:style-name="T34">s</text:span></text:p>
      <text:p text:style-name="P29">…………………………………………………………………………………………………………….…</text:p>
      <text:p text:style-name="P7"><text:span text:style-name="T1">void</text:span></text:p>
      <text:p text:style-name="P7"><text:span text:style-name="T5"><text:tab/></text:span><text:span text:style-name="T21">N</text:span><text:bookmark-start text:name="__DdeLink__30_3878423688"/><text:span text:style-name="T17">ão recebe nada via parâmetros</text:span><text:bookmark-end text:name="__DdeLink__30_3878423688"/></text:p>
      <text:p text:style-name="P4"><text:span text:style-name="T11"/></text:p>
      <text:p text:style-name="P4"><text:span text:style-name="T11"/></text:p>
      <text:p text:style-name="P7"><text:bookmark-start text:name="__DdeLink__34_3878423688"/><text:bookmark-end text:name="__DdeLink__34_3878423688"/>Valor Retornado</text:p>
      <text:p text:style-name="P29"><text:bookmark-start text:name="__DdeLink__172_3878423688"/>…………………………………………………………………………………………………………….…<text:bookmark-end text:name="__DdeLink__172_3878423688"/></text:p>
      <text:p text:style-name="P18">Supondo que a <text:span text:style-name="T14">página atual</text:span> seja uma área restrita, os possíveis valores de retorno são:</text:p>
      <text:p text:style-name="P17"><text:bookmark-start text:name="__DdeLink__22_3878423688"/><text:span text:style-name="T3">string</text:span> <text:span text:style-name="T14">”</text:span><text:span text:style-name="T13">Usuario</text:span><text:span text:style-name="T14">”</text:span><text:bookmark-end text:name="__DdeLink__22_3878423688"/></text:p>
      <text:p text:style-name="P17"><text:span text:style-name="T3">string</text:span><text:span text:style-name="T14"> ”</text:span><text:span text:style-name="T13">Cliente</text:span><text:span text:style-name="T14">”</text:span></text:p>
      <text:p text:style-name="P17"><text:span text:style-name="T3">string</text:span><text:span text:style-name="T14"> </text:span><text:bookmark-start text:name="__DdeLink__59_3878423688"/><text:span text:style-name="T14">”</text:span><text:span text:style-name="T13">Financeiro</text:span><text:span text:style-name="T14">”</text:span><text:bookmark-end text:name="__DdeLink__59_3878423688"/></text:p>
      <text:p text:style-name="P17"><text:span text:style-name="T3">string</text:span><text:span text:style-name="T14"> ”</text:span><text:span text:style-name="T13">TI</text:span><text:span text:style-name="T14">”</text:span></text:p>
      <text:p text:style-name="P17"><text:span text:style-name="T3">string</text:span><text:span text:style-name="T14"> ”</text:span><text:span text:style-name="T13">Admin</text:span><text:span text:style-name="T14">”</text:span></text:p>
      <text:p text:style-name="P17"><text:span text:style-name="T14"/></text:p>
      <text:p text:style-name="P17"><text:span text:style-name="T14"/></text:p>
      <text:p text:style-name="P21"><text:span text:style-name="T15">Exemplo</text:span></text:p>
      <text:p text:style-name="P30"><text:span text:style-name="T32">…………………………………………………………………………………………………….…….…</text:span></text:p>
      <text:p text:style-name="P24"><draw:frame text:anchor-type="paragraph" draw:z-index="0" draw:name="Forma1" draw:style-name="gr1" draw:text-style-name="P39" svg:width="18.051cm" svg:height="4.144cm" svg:x="-0.085cm" svg:y="0.189cm"><draw:text-box><text:p text:style-name="P34"><text:span text:style-name="T36">// arquivo “</text:span><text:span text:style-name="T37">areaFinanceiro.php”</text:span></text:p><text:p text:style-name="P35"><text:span text:style-name="T37"/></text:p><text:p text:style-name="P34"><text:span text:style-name="T38">&lt;?php</text:span></text:p><text:p text:style-name="P35"><text:span text:style-name="T38"/></text:p><text:p text:style-name="P36"><text:span text:style-name="T39">echo</text:span><text:span text:style-name="T40"> </text:span><text:span text:style-name="T41">areaAtual</text:span><text:span text:style-name="T42">();</text:span></text:p><text:p text:style-name="P37"><text:span text:style-name="T42"/></text:p><text:p text:style-name="P38"><text:span text:style-name="T38">?&gt;</text:span></text:p></draw:text-box></draw:frame></text:p>
      <text:p text:style-name="P24">Retorno:</text:p>
      <text:p text:style-name="P22"><draw:frame text:anchor-type="paragraph" draw:z-index="1" draw:name="Forma1" draw:style-name="gr2" draw:text-style-name="P41" svg:width="18.051cm" svg:height="0.999cm" svg:x="-0.026cm" svg:y="0.111cm"><draw:text-box><text:p text:style-name="P40"><text:span text:style-name="T43">”</text:span><text:span text:style-name="T43">Financeiro”</text:span></text:p></draw:text-box></draw:frame><text:bookmark-start text:name="__DdeLink__62_3878423688"/><text:bookmark-end text:name="__DdeLink__97_3878423688"/><text:bookmark-end text:name="__DdeLink__62_3878423688"/></text:p>
      <text:p text:style-name="P33"><text:span text:style-name="T30">buscar</text:span></text:p>
      <text:p text:style-name="P27"/>
      <text:p text:style-name="P10"><text:bookmark-start text:name="__DdeLink__37_38784236881"/><text:bookmark-start text:name="__DdeLink__175_3878423688"/><text:bookmark-start text:name="__DdeLink__115_3878423688"/><text:bookmark-start text:name="__DdeLink__7_38784236881"/><text:bookmark-start text:name="__DdeLink__10_38784236881"/><text:bookmark-start text:name="__DdeLink__16_38784236881"/><text:span text:style-name="T6">array</text:span><text:bookmark-end text:name="__DdeLink__37_38784236881"/><text:bookmark-end text:name="__DdeLink__175_3878423688"/><text:bookmark-end text:name="__DdeLink__115_3878423688"/><text:bookmark-end text:name="__DdeLink__7_38784236881"/><text:bookmark-end text:name="__DdeLink__10_38784236881"/><text:bookmark-end text:name="__DdeLink__16_38784236881"/><text:span text:style-name="T22">[</text:span><text:span text:style-name="T7">i</text:span><text:span text:style-name="T22">][</text:span><text:span text:style-name="T7">s</text:span><text:span text:style-name="T22">]</text:span> <text:bookmark-start text:name="__DdeLink__213_3878423688"/><text:bookmark-start text:name="__DdeLink__42_38784236881"/><text:bookmark-start text:name="__DdeLink__54_38784236881"/><text:bookmark-start text:name="__DdeLink__56_38784236881"/><text:span text:style-name="T10">buscar</text:span><text:bookmark-end text:name="__DdeLink__54_38784236881"/><text:bookmark-end text:name="__DdeLink__56_38784236881"/>(<text:bookmark-start text:name="__DdeLink__122_3878423688"/><text:bookmark-start text:name="__DdeLink__13_38784236881"/><text:span text:style-name="T9">PDO</text:span><text:bookmark-end text:name="__DdeLink__13_38784236881"/><text:span text:style-name="T1"> </text:span><text:span text:style-name="T28">$CONEXAO</text:span><text:bookmark-end text:name="__DdeLink__122_3878423688"/><text:span text:style-name="T23">,</text:span><text:span text:style-name="T6"> </text:span><text:bookmark-start text:name="__DdeLink__131_3878423688"/><text:span text:style-name="T6">string </text:span><text:span text:style-name="T28">$TABELA</text:span><text:bookmark-end text:name="__DdeLink__131_3878423688"/><text:span text:style-name="T23">,</text:span><text:span text:style-name="T6"> </text:span><text:bookmark-start text:name="__DdeLink__144_3878423688"/><text:bookmark-start text:name="__DdeLink__142_3878423688"/><text:bookmark-start text:name="__DdeLink__140_3878423688"/><text:bookmark-start text:name="__DdeLink__138_3878423688"/><text:span text:style-name="T8">string</text:span><text:span text:style-name="T6"> </text:span><text:span text:style-name="T28">$campo</text:span><text:bookmark-end text:name="__DdeLink__144_3878423688"/><text:bookmark-end text:name="__DdeLink__142_3878423688"/><text:bookmark-end text:name="__DdeLink__140_3878423688"/><text:bookmark-end text:name="__DdeLink__138_3878423688"/><text:span text:style-name="T23">,</text:span><text:span text:style-name="T6"> </text:span><text:bookmark-start text:name="__DdeLink__149_3878423688"/><text:bookmark-start text:name="__DdeLink__146_3878423688"/><text:span text:style-name="T6">mixed </text:span><text:span text:style-name="T28">$valor</text:span><text:bookmark-end text:name="__DdeLink__149_3878423688"/><text:bookmark-end text:name="__DdeLink__146_3878423688"/>)<text:bookmark-end text:name="__DdeLink__213_3878423688"/><text:bookmark-end text:name="__DdeLink__42_38784236881"/></text:p>
      <text:p text:style-name="P10"/>
      <text:p text:style-name="P3">Descrição</text:p>
      <text:p text:style-name="P28"><text:bookmark-start text:name="__DdeLink__161_3878423688"/><text:bookmark-start text:name="__DdeLink__166_3878423688"/><text:bookmark-start text:name="__DdeLink__164_3878423688"/>…………………………………………………………………………………………………………….…<text:bookmark-end text:name="__DdeLink__161_3878423688"/><text:bookmark-end text:name="__DdeLink__166_3878423688"/><text:bookmark-end text:name="__DdeLink__164_3878423688"/></text:p>
      <text:p text:style-name="P20">Retorna um <text:span text:style-name="T4">array</text:span> contendo todas as linhas <text:span text:style-name="T33">buscadas no banco de dados</text:span></text:p>
      <text:p text:style-name="P16"/>
      <text:p text:style-name="P16"/>
      <text:p text:style-name="P5">Parâmetros</text:p>
      <text:p text:style-name="P28"><text:bookmark-start text:name="__DdeLink__155_3878423688"/><text:bookmark-start text:name="__DdeLink__158_3878423688"/>…………………………………………………………………………………………………………….…<text:bookmark-end text:name="__DdeLink__155_3878423688"/><text:bookmark-end text:name="__DdeLink__158_3878423688"/></text:p>
      <text:p text:style-name="P6"><text:bookmark-start text:name="__DdeLink__128_3878423688"/><text:bookmark-start text:name="__DdeLink__13_387842368811"/><text:bookmark-start text:name="__DdeLink__125_3878423688"/><text:span text:style-name="T9">PDO</text:span><text:bookmark-end text:name="__DdeLink__128_3878423688"/><text:bookmark-end text:name="__DdeLink__13_387842368811"/><text:bookmark-end text:name="__DdeLink__125_3878423688"/><text:span text:style-name="T1"> </text:span><text:span text:style-name="T28">$CONEXAO</text:span></text:p>
      <text:p text:style-name="P6"><text:span text:style-name="T20"><text:tab/>O</text:span><text:span text:style-name="T18">bjeto </text:span><text:span text:style-name="T9">PDO</text:span><text:span text:style-name="T18"> contendo a conexão com o banco de dados</text:span></text:p>
      <text:p text:style-name="P6"><text:span text:style-name="T18"/></text:p>
      <text:p text:style-name="P11"><text:span text:style-name="T6">string </text:span><text:span text:style-name="T28">$TABELA</text:span></text:p>
      <text:p text:style-name="P11"><text:span text:style-name="T20"><text:tab/>N</text:span><text:span text:style-name="T19">ome da tabela a ser </text:span><text:bookmark-start text:name="__DdeLink__136_3878423688"/><text:bookmark-start text:name="__DdeLink__133_3878423688"/><text:span text:style-name="T19">consultada</text:span><text:bookmark-end text:name="__DdeLink__136_3878423688"/><text:bookmark-end text:name="__DdeLink__133_3878423688"/></text:p>
      <text:p text:style-name="P11"><text:span text:style-name="T19"/></text:p>
      <text:p text:style-name="P12"><text:span text:style-name="T8">string</text:span><text:span text:style-name="T6"> </text:span><text:bookmark-start text:name="__DdeLink__152_3878423688"/><text:span text:style-name="T28">$campo</text:span><text:bookmark-end text:name="__DdeLink__152_3878423688"/></text:p>
      <text:p text:style-name="P12"><text:span text:style-name="T29"><text:tab/></text:span><text:span text:style-name="T20">N</text:span><text:span text:style-name="T16">ome do campo a ser considerado na seleção</text:span></text:p>
      <text:p text:style-name="P12"><text:span text:style-name="T16"/></text:p>
      <text:p text:style-name="P13"><text:span text:style-name="T6">mixed </text:span><text:span text:style-name="T28">$valor</text:span></text:p>
      <text:p text:style-name="P13"><text:span text:style-name="T29"><text:tab/></text:span><text:span text:style-name="T20">V</text:span><text:span text:style-name="T16">alor que o </text:span><text:span text:style-name="T28">$campo</text:span><text:span text:style-name="T16"> deve ter para ser selecionado</text:span></text:p>
      <text:p text:style-name="P5"><text:span text:style-name="T11"/></text:p>
      <text:p text:style-name="P5"><text:span text:style-name="T11"/></text:p>
      <text:p text:style-name="P5"><text:bookmark-start text:name="__DdeLink__34_38784236881"/><text:bookmark-start text:name="__DdeLink__169_3878423688"/>Valor Retornado<text:bookmark-end text:name="__DdeLink__34_38784236881"/><text:bookmark-end text:name="__DdeLink__169_3878423688"/></text:p>
      <text:p text:style-name="P28"><text:bookmark-start text:name="__DdeLink__216_3878423688"/><text:bookmark-start text:name="__DdeLink__219_3878423688"/>…………………………………………………………………………………………………………….…<text:bookmark-end text:name="__DdeLink__216_3878423688"/><text:bookmark-end text:name="__DdeLink__219_3878423688"/></text:p>
      <text:p text:style-name="P19">Retorna um <text:span text:style-name="T4">array</text:span> contendo as <text:span text:style-name="T13">linhas</text:span> buscadas e cada uma dessas <text:span text:style-name="T13">linhas</text:span> é representado por um <text:span text:style-name="T4">array</text:span> associativo com os <text:span text:style-name="T13">campos</text:span> como chave</text:p>
      <text:p text:style-name="P19"/>
      <text:p text:style-name="P19"/>
      <text:p text:style-name="P8"><text:span text:style-name="T24">Exemplo</text:span></text:p>
      <text:p text:style-name="P31"><text:span text:style-name="T15">…………………………………………………………………………………………………………….…</text:span></text:p>
      <text:p text:style-name="P9"><draw:frame text:anchor-type="paragraph" draw:z-index="2" draw:name="Forma1" draw:style-name="gr3" draw:text-style-name="P43" svg:width="19.298cm" svg:height="3.698cm" svg:x="0.023cm" svg:y="0.37cm"><draw:text-box><text:p text:style-name="P34"><text:span text:style-name="T38">&lt;?php</text:span></text:p><text:p text:style-name="P35"><text:span text:style-name="T38"/></text:p><text:p text:style-name="P42"><text:span text:style-name="T44">$usuarios </text:span><text:span text:style-name="T39">=</text:span><text:span text:style-name="T45"> </text:span><text:span text:style-name="T41">buscar</text:span><text:span text:style-name="T45">(</text:span><text:span text:style-name="T46">$CONEXAO</text:span><text:span text:style-name="T47">,</text:span><text:span text:style-name="T48"> </text:span><text:span text:style-name="T49">“usuarios”</text:span><text:span text:style-name="T47">,</text:span><text:span text:style-name="T48"> </text:span><text:span text:style-name="T49">“id”</text:span><text:span text:style-name="T47">,</text:span><text:span text:style-name="T48"> </text:span><text:span text:style-name="T50">10</text:span><text:span text:style-name="T45">);</text:span></text:p><text:p text:style-name="P36"><text:span text:style-name="T39">echo</text:span><text:span text:style-name="T45"> </text:span><text:span text:style-name="T44">$usuarios</text:span><text:span text:style-name="T45">[</text:span><text:span text:style-name="T50">0</text:span><text:span text:style-name="T45">][</text:span><text:span text:style-name="T49">“nome”</text:span><text:span text:style-name="T45">];</text:span></text:p><text:p text:style-name="P37"><text:span text:style-name="T45"/></text:p><text:p text:style-name="P38"><text:span text:style-name="T38">?&gt;</text:span></text:p></draw:text-box></draw:frame><text:span text:style-name="T24"/></text:p>
      <text:p text:style-name="P25">Retorno:</text:p>
      <text:p text:style-name="P23"><draw:frame text:anchor-type="paragraph" draw:z-index="3" draw:name="Forma1" draw:style-name="gr4" draw:text-style-name="P41" svg:width="19.206cm" svg:height="0.999cm" svg:x="-0.026cm" svg:y="0.111cm"><draw:text-box><text:p text:style-name="P40"><text:span text:style-name="T43">”</text:span><text:span text:style-name="T43">Fabio”</text:span></text:p></draw:text-box></draw:frame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e" svg:font-family="Console"/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Console1" svg:font-family="Consol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2:05:51.636909972</meta:creation-date>
    <dc:date>2019-10-14T20:03:35.312893875</dc:date>
    <meta:editing-duration>PT4H2M4S</meta:editing-duration>
    <meta:editing-cycles>42</meta:editing-cycles>
    <meta:generator>LibreOffice/6.2.7.1$Linux_X86_64 LibreOffice_project/20$Build-1</meta:generator>
    <meta:document-statistic meta:table-count="0" meta:image-count="0" meta:object-count="0" meta:page-count="3" meta:paragraph-count="41" meta:word-count="154" meta:character-count="1271" meta:non-whitespace-character-count="1153"/>
  </office:meta>
</office:document-meta>
</file>